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6000000D4363F3CFA.png" manifest:media-type="image/png"/>
  <manifest:file-entry manifest:full-path="Pictures/1000000100000594000002C4036D06FF.png" manifest:media-type="image/png"/>
  <manifest:file-entry manifest:full-path="Pictures/10000001000002D10000005BD8C94049.png" manifest:media-type="image/png"/>
  <manifest:file-entry manifest:full-path="Pictures/10000001000003AA000002CEA7BE3CC0.png" manifest:media-type="image/png"/>
  <manifest:file-entry manifest:full-path="Pictures/10000001000002D1000002A4E91236D3.png" manifest:media-type="image/png"/>
  <manifest:file-entry manifest:full-path="Pictures/100000010000028500000050866FE7ED.png" manifest:media-type="image/png"/>
  <manifest:file-entry manifest:full-path="Pictures/10000001000003660000008205C569EC.png" manifest:media-type="image/png"/>
  <manifest:file-entry manifest:full-path="Pictures/100000010000022A000000DC21E7FFB6.png" manifest:media-type="image/png"/>
  <manifest:file-entry manifest:full-path="Pictures/100000010000029B0000009525807BD9.png" manifest:media-type="image/png"/>
  <manifest:file-entry manifest:full-path="Pictures/10000001000002E4000002C73AD61B6A.png" manifest:media-type="image/png"/>
  <manifest:file-entry manifest:full-path="Pictures/1000000100000360000000BA3A270CEF.png" manifest:media-type="image/png"/>
  <manifest:file-entry manifest:full-path="Pictures/100000010000029B000000EE365C8F46.png" manifest:media-type="image/png"/>
  <manifest:file-entry manifest:full-path="Pictures/1000000100000348000000F2E1C8BB05.png" manifest:media-type="image/png"/>
  <manifest:file-entry manifest:full-path="Pictures/1000000100000315000001427FEB91F4.png" manifest:media-type="image/png"/>
  <manifest:file-entry manifest:full-path="Pictures/10000001000003430000004ED6BBC2D8.png" manifest:media-type="image/png"/>
  <manifest:file-entry manifest:full-path="Pictures/1000000100000318000000AB21C66B7C.png" manifest:media-type="image/png"/>
  <manifest:file-entry manifest:full-path="Pictures/1000000100000315000000F4673F86B6.png" manifest:media-type="image/png"/>
  <manifest:file-entry manifest:full-path="Pictures/10000001000002E100000225DB0C2087.png" manifest:media-type="image/png"/>
  <manifest:file-entry manifest:full-path="Pictures/100000010000030D0000007E330561BA.png" manifest:media-type="image/png"/>
  <manifest:file-entry manifest:full-path="Pictures/10000001000003150000003EC920F73A.png" manifest:media-type="image/png"/>
  <manifest:file-entry manifest:full-path="Pictures/10000001000002C1000001E7C7B4236D.png" manifest:media-type="image/png"/>
  <manifest:file-entry manifest:full-path="Pictures/1000000100000298000000C868D8E8F5.png" manifest:media-type="image/png"/>
  <manifest:file-entry manifest:full-path="Pictures/100000010000032A00000289D6DE1D52.png" manifest:media-type="image/png"/>
  <manifest:file-entry manifest:full-path="Pictures/10000001000003A2000001C66AEF5DBA.png" manifest:media-type="image/png"/>
  <manifest:file-entry manifest:full-path="Pictures/1000000100000349000000C332ED16BE.png" manifest:media-type="image/png"/>
  <manifest:file-entry manifest:full-path="Pictures/10000001000002DA000002A5DB14B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P13" style:family="paragraph" style:parent-style-name="Standard">
      <style:text-properties officeooo:rsid="000c7e7e" officeooo:paragraph-rsid="000c7e7e"/>
    </style:style>
    <style:style style:name="P14" style:family="paragraph" style:parent-style-name="Standard">
      <style:text-properties officeooo:rsid="000ec456" officeooo:paragraph-rsid="000ec456"/>
    </style:style>
    <style:style style:name="P15" style:family="paragraph" style:parent-style-name="Standard">
      <style:text-properties officeooo:rsid="0010e49e" officeooo:paragraph-rsid="0010e49e"/>
    </style:style>
    <style:style style:name="P16" style:family="paragraph" style:parent-style-name="Standard">
      <style:text-properties officeooo:rsid="0011c34f" officeooo:paragraph-rsid="0011c34f"/>
    </style:style>
    <style:style style:name="P17" style:family="paragraph" style:parent-style-name="Standard">
      <style:text-properties officeooo:rsid="0014d79b" officeooo:paragraph-rsid="0014d79b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3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f</text:p>
      <text:p text:style-name="P13"><draw:frame draw:style-name="fr3" draw:name="Изображение21" text:anchor-type="char" svg:width="14.651cm" svg:height="1.849cm" draw:z-index="20"><draw:image xlink:href="Pictures/10000001000002D10000005BD8C94049.png" xlink:type="simple" xlink:show="embed" xlink:actuate="onLoad" draw:mime-type="image/png"/></draw:frame>v</text:p>
      <text:p text:style-name="P14"><draw:frame draw:style-name="fr3" draw:name="Изображение22" text:anchor-type="char" svg:width="14.651cm" svg:height="3.152cm" draw:z-index="21"><draw:image xlink:href="Pictures/1000000100000360000000BA3A270CEF.png" xlink:type="simple" xlink:show="embed" xlink:actuate="onLoad" draw:mime-type="image/png"/></draw:frame>s</text:p>
      <text:p text:style-name="P15"><draw:frame draw:style-name="fr3" draw:name="Изображение23" text:anchor-type="char" svg:width="14.651cm" svg:height="7.264cm" draw:z-index="22"><draw:image xlink:href="Pictures/1000000100000594000002C4036D06FF.png" xlink:type="simple" xlink:show="embed" xlink:actuate="onLoad" draw:mime-type="image/png"/></draw:frame><text:soft-page-break/>f</text:p>
      <text:p text:style-name="P16"><draw:frame draw:style-name="fr3" draw:name="Изображение24" text:anchor-type="char" svg:width="14.651cm" svg:height="2.189cm" draw:z-index="23"><draw:image xlink:href="Pictures/10000001000003660000008205C569EC.png" xlink:type="simple" xlink:show="embed" xlink:actuate="onLoad" draw:mime-type="image/png"/></draw:frame>f</text:p>
      <text:p text:style-name="P17"><draw:frame draw:style-name="fr3" draw:name="Изображение25" text:anchor-type="char" svg:width="14.651cm" svg:height="3.568cm" draw:z-index="24"><draw:image xlink:href="Pictures/1000000100000366000000D4363F3CFA.png" xlink:type="simple" xlink:show="embed" xlink:actuate="onLoad" draw:mime-type="image/png"/></draw:frame>f</text:p>
      <text:p text:style-name="P17"><draw:frame draw:style-name="fr3" draw:name="Изображение26" text:anchor-type="char" svg:width="14.651cm" svg:height="10.119cm" draw:z-index="25"><draw:image xlink:href="Pictures/10000001000002C1000001E7C7B423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5:56:18.511760365</dc:date>
    <meta:editing-cycles>23</meta:editing-cycles>
    <meta:editing-duration>P12DT13H50M20S</meta:editing-duration>
    <meta:generator>LibreOffice/24.8.4.2$Linux_X86_64 LibreOffice_project/480$Build-2</meta:generator>
    <meta:document-statistic meta:table-count="0" meta:image-count="26" meta:object-count="0" meta:page-count="9" meta:paragraph-count="24" meta:word-count="23" meta:character-count="50" meta:non-whitespace-character-count="50"/>
    <meta:user-defined meta:name="KSOProductBuildVer">1033-10.1.0.6757</meta:user-defined>
  </office:meta>
</office:document-meta>
</file>